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right" draw:textarea-vertical-align="top" draw:auto-grow-height="false"/>
    </style:style>
    <style:style style:name="gr3" style:family="graphic" style:parent-style-name="standard">
      <style:graphic-properties svg:stroke-color="#c0c0c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1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objectwithoutfill">
      <style:graphic-properties svg:stroke-color="#eb613d" draw:marker-end="Arrow" draw:marker-end-width="0.3cm" draw:fill="none" draw:fill-color="#ffffff" draw:textarea-vertical-align="middle"/>
    </style:style>
    <style:style style:name="gr15" style:family="graphic" style:parent-style-name="objectwithoutfill">
      <style:graphic-properties svg:stroke-color="#800080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2323dc"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stroke="dash" draw:stroke-dash="Fine_20_Dashed" svg:stroke-color="#eb613d" draw:marker-end="Arrow" draw:marker-end-width="0.3cm" draw:fill="none" draw:fill-color="#ffffff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01cm"/>
    </style:style>
    <style:style style:name="gr22" style:family="graphic" style:parent-style-name="standard">
      <style:graphic-properties draw:stroke="none" svg:stroke-color="#eb613d" draw:fill="none" draw:fill-color="#ffffff" fo:min-height="0.889cm"/>
    </style:style>
    <style:style style:name="gr23" style:family="graphic" style:parent-style-name="standard">
      <style:graphic-properties draw:stroke="none" svg:stroke-color="#000000" draw:fill="none" draw:fill-color="#ffffff" fo:min-height="7.144cm"/>
    </style:style>
    <style:style style:name="gr24" style:family="graphic" style:parent-style-name="standard">
      <style:graphic-properties draw:stroke="none" svg:stroke-color="#000000" draw:fill="none" draw:fill-color="#ffffff" fo:min-height="1.524cm"/>
    </style:style>
    <style:style style:name="gr25" style:family="graphic" style:parent-style-name="standard">
      <style:graphic-properties draw:stroke="none" svg:stroke-color="#000000" draw:fill="none" draw:fill-color="#ffffff" fo:min-height="1.905cm"/>
    </style:style>
    <style:style style:name="gr26" style:family="graphic" style:parent-style-name="standard">
      <style:graphic-properties draw:stroke="none" svg:stroke-color="#000000" draw:fill="none" draw:fill-color="#ffffff" fo:min-height="0.762cm"/>
    </style:style>
    <style:style style:name="gr27" style:family="graphic" style:parent-style-name="standard">
      <style:graphic-properties draw:stroke="none" svg:stroke-color="#000000" draw:fill="none" draw:fill-color="#ffffff" fo:min-height="1.27cm"/>
    </style:style>
    <style:style style:name="gr28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96pt" style:font-size-asian="196pt" style:font-size-complex="196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94006b"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color="#ff6633" fo:font-size="10pt" style:font-size-asian="10pt" style:font-size-complex="10pt"/>
    </style:style>
    <style:style style:name="P10" style:family="paragraph">
      <style:text-properties fo:color="#ff6309" fo:font-size="10pt" style:font-size-asian="10pt" style:font-size-complex="10pt"/>
    </style:style>
    <style:style style:name="P11" style:family="paragraph">
      <style:text-properties fo:color="#2323dc" fo:font-size="10pt" style:font-size-asian="10pt" style:font-size-complex="1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center">
        <style:tab-stops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96pt" style:font-size-asian="196pt" style:font-size-complex="196pt"/>
    </style:style>
    <style:style style:name="T3" style:family="text">
      <style:text-properties style:font-name="DejaVu Sans2" fo:font-size="60pt" style:font-name-asian="DejaVu Sans2" style:font-size-asian="60pt" style:font-name-complex="DejaVu Sans2" style:font-size-complex="6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94006b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94006b" fo:font-size="12pt" style:font-size-asian="12pt" style:font-size-complex="12pt"/>
    </style:style>
    <style:style style:name="T8" style:family="text">
      <style:text-properties fo:color="#94006b" style:font-name="Courier 10 Pitch1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color="#ff6633" fo:font-size="10pt" style:font-size-asian="10pt" style:font-size-complex="10pt"/>
    </style:style>
    <style:style style:name="T12" style:family="text">
      <style:text-properties fo:color="#ff6309" fo:font-size="10pt" style:font-size-asian="10pt" style:font-size-complex="10pt"/>
    </style:style>
    <style:style style:name="T13" style:family="text">
      <style:text-properties fo:color="#2323dc" fo:font-size="10pt" style:font-size-asian="10pt" style:font-size-complex="10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5.74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5.559cm" svg:x="10.258cm" svg:y="2.383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1.368cm" svg:x="14.371cm" svg:y="6.037cm">
          <text:p text:style-name="P1">Taxonom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1.27cm" svg:x="3.81cm" svg:y="3.72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3.302cm" svg:height="1.368cm" svg:x="10.571cm" svg:y="2.637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16cm" svg:height="0.762cm" svg:x="6.534cm" svg:y="4.107cm">
          <text:p/>
          <draw:enhanced-geometry svg:viewBox="0 0 21600 21600" draw:text-areas="0 ?f0 ?f5 ?f2" draw:type="right-arrow" draw:modifiers="18616.5745856354 6256.356487549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2.159cm" svg:height="1.139cm" svg:x="3.356cm" svg:y="2.802cm">
          <draw:text-box>
            <text:p>Actor</text:p>
          </draw:text-box>
        </draw:frame>
        <draw:frame draw:style-name="gr6" draw:layer="layout" svg:width="2.413cm" svg:height="1.266cm" svg:x="7.196cm" svg:y="3.037cm">
          <draw:text-box>
            <text:p>Action</text:p>
          </draw:text-box>
        </draw:frame>
        <draw:custom-shape draw:style-name="gr7" draw:text-style-name="P2" draw:layer="layout" svg:width="1.654cm" svg:height="1.651cm" svg:x="11.271cm" svg:y="9.028cm">
          <text:p text:style-name="P1"><text:span text:style-name="T1">Req.</text:span></text:p>
          <text:p text:style-name="P1"><text:span text:style-name="T1">Perm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38cm" svg:height="1.651cm" svg:x="3.667cm" svg:y="9.028cm">
          <text:p text:style-name="P1"><text:span text:style-name="T1">User</text:span><text:span text:style-name="T1"><text:line-break/></text:span><text:span text:style-name="T1">Right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5.685cm" svg:y="9.79cm" svg:viewBox="0 0 1270 635" svg:d="M1270 635c0 0 0-635-635-635s-635 635-635 635">
          <text:p/>
        </draw:path>
        <draw:line draw:style-name="gr9" draw:text-style-name="P1" draw:layer="layout" svg:x1="4.445cm" svg:y1="5.504cm" svg:x2="4.443cm" svg:y2="8.704cm">
          <text:p/>
        </draw:line>
        <draw:line draw:style-name="gr9" draw:text-style-name="P1" draw:layer="layout" svg:x1="8.266cm" svg:y1="5.15cm" svg:x2="8.28cm" svg:y2="8.704cm">
          <text:p/>
        </draw:line>
        <draw:line draw:style-name="gr9" draw:text-style-name="P1" draw:layer="layout" svg:x1="15.2cm" svg:y1="7.688cm" svg:x2="15.2cm" svg:y2="13.403cm">
          <text:p/>
        </draw:line>
        <draw:path draw:style-name="gr8" draw:text-style-name="P1" draw:layer="layout" svg:width="1.269cm" svg:height="0.634cm" svg:x="9.585cm" svg:y="9.791cm" svg:viewBox="0 0 1270 635" svg:d="M1270 635c0 0 0-635-635-635s-635 635-635 635">
          <text:p/>
        </draw:path>
        <draw:custom-shape draw:style-name="gr7" draw:text-style-name="P2" draw:layer="layout" svg:width="1.619cm" svg:height="1.651cm" svg:x="7.423cm" svg:y="9.06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1.368cm" svg:x="12.471cm" svg:y="4.337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54cm" svg:height="1.651cm" svg:x="12.671cm" svg:y="11.329cm">
          <text:p text:style-name="P1"><text:span text:style-name="T1">Req.</text:span></text:p>
          <text:p text:style-name="P1"><text:span text:style-name="T1">Perm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10.185cm" svg:y="12.092cm" svg:viewBox="0 0 1270 635" svg:d="M1270 635c0 0 0-635-635-635s-635 635-635 635">
          <text:p/>
        </draw:path>
        <draw:line draw:style-name="gr9" draw:text-style-name="P1" draw:layer="layout" svg:x1="11.909cm" svg:y1="4.386cm" svg:x2="11.909cm" svg:y2="8.704cm">
          <text:p/>
        </draw:line>
        <draw:line draw:style-name="gr9" draw:text-style-name="P1" draw:layer="layout" svg:x1="13.56cm" svg:y1="6.037cm" svg:x2="13.56cm" svg:y2="10.99cm">
          <text:p/>
        </draw:line>
        <draw:custom-shape draw:style-name="gr7" draw:text-style-name="P2" draw:layer="layout" svg:width="1.654cm" svg:height="1.651cm" svg:x="14.371cm" svg:y="13.73cm">
          <text:p text:style-name="P1"><text:span text:style-name="T1">Req.</text:span></text:p>
          <text:p text:style-name="P1"><text:span text:style-name="T1">Perm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11.185cm" svg:y="14.493cm" svg:viewBox="0 0 1270 635" svg:d="M1270 635c0 0 0-635-635-635s-635 635-635 635">
          <text:p/>
        </draw:path>
        <draw:custom-shape draw:style-name="gr7" draw:text-style-name="P2" draw:layer="layout" svg:width="1.538cm" svg:height="1.651cm" svg:x="3.668cm" svg:y="11.528cm">
          <text:p text:style-name="P1"><text:span text:style-name="T1">User</text:span><text:span text:style-name="T1"><text:line-break/></text:span><text:span text:style-name="T1">Right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5.686cm" svg:y="12.29cm" svg:viewBox="0 0 1270 635" svg:d="M1270 635c0 0 0-635-635-635s-635 635-635 635">
          <text:p/>
        </draw:path>
        <draw:custom-shape draw:style-name="gr7" draw:text-style-name="P2" draw:layer="layout" svg:width="1.619cm" svg:height="1.651cm" svg:x="7.424cm" svg:y="11.56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38cm" svg:height="1.651cm" svg:x="3.668cm" svg:y="13.828cm">
          <text:p text:style-name="P1"><text:span text:style-name="T1">User</text:span><text:span text:style-name="T1"><text:line-break/></text:span><text:span text:style-name="T1">Rights</text:span>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269cm" svg:height="0.634cm" svg:x="5.686cm" svg:y="14.59cm" svg:viewBox="0 0 1270 635" svg:d="M1270 635c0 0 0-635-635-635s-635 635-635 635">
          <text:p/>
        </draw:path>
        <draw:custom-shape draw:style-name="gr7" draw:text-style-name="P2" draw:layer="layout" svg:width="1.619cm" svg:height="1.651cm" svg:x="7.424cm" svg:y="13.86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413cm" svg:height="7.981cm" svg:x="0.911cm" svg:y="7.624cm">
          <draw:text-box>
            <text:p><text:span text:style-name="T2">{</text:span></text:p>
          </draw:text-box>
        </draw:frame>
        <draw:frame draw:style-name="gr11" draw:text-style-name="P4" draw:layer="layout" svg:width="4.122cm" svg:height="2.72cm" svg:x="16.291cm" svg:y="8.431cm">
          <draw:text-box>
            <text:p><text:span text:style-name="T3">≠∅</text:span></text:p>
          </draw:text-box>
        </draw:frame>
        <draw:frame draw:style-name="gr11" draw:text-style-name="P4" draw:layer="layout" svg:width="4.122cm" svg:height="2.72cm" svg:x="16.291cm" svg:y="10.832cm">
          <draw:text-box>
            <text:p><text:span text:style-name="T3">≠∅</text:span></text:p>
          </draw:text-box>
        </draw:frame>
        <draw:frame draw:style-name="gr11" draw:text-style-name="P4" draw:layer="layout" svg:width="4.122cm" svg:height="2.72cm" svg:x="16.291cm" svg:y="13.132cm">
          <draw:text-box>
            <text:p><text:span text:style-name="T3">≠∅</text:span></text:p>
          </draw:text-box>
        </draw:frame>
        <draw:custom-shape draw:style-name="gr12" draw:text-style-name="P5" draw:layer="layout" svg:width="6.763cm" svg:height="0.889cm" svg:x="13.827cm" svg:y="1cm">
          <text:p text:style-name="P1"><text:span text:style-name="T4">Permissions Computation</text:span>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9.59cm" svg:height="0.729cm" svg:x="1cm" svg:y="15.986cm">
          <draw:text-box>
            <text:p text:style-name="P1"><text:span text:style-name="T1">If all three equations are true, then the user is allowed to perform that action against that page.</text:span></text:p>
          </draw:text-box>
        </draw:frame>
      </draw:page>
      <draw:page draw:name="page2" draw:style-name="dp1" draw:master-page-name="Default">
        <draw:connector draw:style-name="gr14" draw:text-style-name="P1" draw:layer="layout" svg:x1="9.263cm" svg:y1="15.497cm" svg:x2="5.607cm" svg:y2="15.497cm" draw:start-shape="id1" draw:start-glue-point="3" draw:end-shape="id2" svg:d="M9263 15497h-3656" svg:viewBox="0 0 3657 1">
          <text:p/>
        </draw:connector>
        <draw:custom-shape draw:style-name="gr7" draw:text-style-name="P6" xml:id="id3" draw:id="id3" draw:layer="layout" svg:width="2.794cm" svg:height="1.651cm" svg:x="2.43cm" svg:y="3.032cm">
          <text:p text:style-name="P1"><text:span text:style-name="T5">User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0cm -0.387cm" svg:x1="2.43cm" svg:y1="3.857cm" svg:x2="3.827cm" svg:y2="3.032cm" draw:start-shape="id3" draw:start-glue-point="3" draw:end-shape="id3" draw:end-glue-point="0" svg:d="M2430 3857h-501v-1714h1898v889" svg:viewBox="0 0 1899 1715">
          <text:p/>
        </draw:connector>
        <draw:custom-shape draw:style-name="gr7" draw:text-style-name="P2" xml:id="id4" draw:id="id4" draw:layer="layout" svg:width="3.302cm" svg:height="1.524cm" svg:x="2.178cm" svg:y="6.207cm">
          <text:p text:style-name="P1"><text:span text:style-name="T1">Group</text:span></text:p>
          <text:p text:style-name="P1"><text:span text:style-name="T6">RECURSIVE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.25cm" svg:x1="3.827cm" svg:y1="4.683cm" svg:x2="3.829cm" svg:y2="6.207cm" draw:start-shape="id3" draw:start-glue-point="2" draw:end-shape="id4" svg:d="M3827 4683v1012h2v512" svg:viewBox="0 0 3 1525">
          <text:p/>
        </draw:connector>
        <draw:custom-shape draw:style-name="gr7" draw:text-style-name="P1" xml:id="id5" draw:id="id5" draw:layer="layout" svg:width="4.064cm" svg:height="1.778cm" svg:x="6.223cm" svg:y="8.493cm">
          <text:p text:style-name="P1">Rights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3.829cm" svg:y1="7.731cm" svg:x2="6.223cm" svg:y2="9.382cm" draw:start-shape="id4" draw:start-glue-point="2" draw:end-shape="id5" draw:end-glue-point="3" svg:d="M3829 7731v1651h2394" svg:viewBox="0 0 2395 1652">
          <text:p/>
        </draw:connector>
        <draw:custom-shape draw:style-name="gr7" draw:text-style-name="P1" xml:id="id6" draw:id="id6" draw:layer="layout" svg:width="2.921cm" svg:height="2.032cm" svg:x="16.748cm" svg:y="14.481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17" draw:text-style-name="P2" xml:id="id7" draw:id="id7" draw:layer="layout" svg:width="4.826cm" svg:height="1.886cm" svg:x="8.979cm" svg:y="11.56cm">
          <text:p text:style-name="P1"><text:span text:style-name="T1">Page Group</text:span></text:p>
          <text:p text:style-name="P1"><text:span text:style-name="T1">(NOT IMPLEMENTED)</text:span><text:span text:style-name="T1"><text:line-break/></text:span><text:span text:style-name="T6">RECURSI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4.064cm" svg:height="1.524cm" svg:x="9.263cm" svg:y="14.735cm">
          <text:p text:style-name="P1"><text:span text:style-name="T1">Page Type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5.96cm" svg:x1="5.224cm" svg:y1="3.857cm" svg:x2="10.287cm" svg:y2="9.382cm" draw:start-shape="id3" draw:start-glue-point="1" draw:end-shape="id5" draw:end-glue-point="1" svg:d="M5224 3857h11524v5525h-6461" svg:viewBox="0 0 11525 5526">
          <text:p/>
        </draw:connector>
        <draw:connector draw:style-name="gr16" draw:text-style-name="P1" draw:layer="layout" svg:x1="18.208cm" svg:y1="14.481cm" svg:x2="10.287cm" svg:y2="9.382cm" draw:start-shape="id6" draw:start-glue-point="0" draw:end-shape="id5" draw:end-glue-point="1" svg:d="M18208 14481v-5099h-7921" svg:viewBox="0 0 7922 5100">
          <text:p/>
        </draw:connector>
        <draw:connector draw:style-name="gr15" draw:text-style-name="P1" draw:layer="layout" draw:line-skew="0cm 0.261cm" svg:x1="18.208cm" svg:y1="16.513cm" svg:x2="19.669cm" svg:y2="15.497cm" draw:start-shape="id6" draw:start-glue-point="2" draw:end-shape="id6" draw:end-glue-point="1" svg:d="M18208 16513v501h2222v-1517h-761" svg:viewBox="0 0 2223 1518">
          <text:p/>
        </draw:connector>
        <draw:connector draw:style-name="gr18" draw:text-style-name="P1" draw:layer="layout" svg:x1="16.748cm" svg:y1="15.497cm" svg:x2="13.327cm" svg:y2="15.497cm" draw:start-shape="id6" draw:start-glue-point="3" draw:end-shape="id1" draw:end-glue-point="1" svg:d="M16748 15497h-3421" svg:viewBox="0 0 3422 1">
          <text:p/>
        </draw:connector>
        <draw:connector draw:style-name="gr16" draw:text-style-name="P1" draw:layer="layout" svg:x1="9.263cm" svg:y1="15.497cm" svg:x2="8.255cm" svg:y2="10.271cm" draw:start-shape="id1" draw:start-glue-point="3" draw:end-shape="id5" draw:end-glue-point="2" svg:d="M9263 15497h-1008v-5226" svg:viewBox="0 0 1009 5227">
          <text:p/>
        </draw:connector>
        <draw:connector draw:style-name="gr19" draw:text-style-name="P1" draw:layer="layout" svg:x1="8.979cm" svg:y1="12.503cm" svg:x2="8.255cm" svg:y2="10.271cm" draw:start-shape="id7" draw:start-glue-point="3" draw:end-shape="id5" draw:end-glue-point="2" svg:d="M8979 12503h-724v-2232" svg:viewBox="0 0 725 2233">
          <text:p/>
        </draw:connector>
        <draw:connector draw:style-name="gr20" draw:text-style-name="P1" draw:layer="layout" svg:x1="18.208cm" svg:y1="14.481cm" svg:x2="13.805cm" svg:y2="12.503cm" draw:start-shape="id6" draw:start-glue-point="0" draw:end-shape="id7" draw:end-glue-point="1" svg:d="M18208 14481v-1978h-4403" svg:viewBox="0 0 4404 1979">
          <text:p/>
        </draw:connector>
        <draw:custom-shape draw:style-name="gr7" draw:text-style-name="P2" xml:id="id2" draw:id="id2" draw:layer="layout" svg:width="4.064cm" svg:height="1.524cm" svg:x="1.543cm" svg:y="14.735cm">
          <text:p text:style-name="P1"><text:span text:style-name="T1">Page Type Group</text:span></text:p>
          <text:p text:style-name="P1"><text:span text:style-name="T6">RECURSIVE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3.575cm" svg:y1="14.735cm" svg:x2="8.255cm" svg:y2="10.271cm" draw:start-shape="id2" draw:start-glue-point="0" draw:end-shape="id5" svg:d="M3575 14735v-2232h4680v-2232" svg:viewBox="0 0 4681 4465">
          <text:p/>
        </draw:connector>
        <draw:frame draw:style-name="gr21" draw:text-style-name="P7" draw:layer="layout" svg:width="4.318cm" svg:height="1.251cm" svg:x="15.986cm" svg:y="17.275cm">
          <draw:text-box>
            <text:p text:style-name="P1"><text:span text:style-name="T7">Add self if matching</text:span><text:span text:style-name="T7"><text:line-break/></text:span><text:span text:style-name="T8">/user\/[0-9]+/</text:span></text:p>
          </draw:text-box>
        </draw:frame>
        <draw:frame draw:style-name="gr5" draw:text-style-name="P8" draw:layer="layout" svg:width="3.556cm" svg:height="1.139cm" svg:x="8.382cm" svg:y="10.275cm">
          <draw:text-box>
            <text:p><text:span text:style-name="T9">permissions::</text:span><text:span text:style-name="T10">action</text:span></text:p>
          </draw:text-box>
        </draw:frame>
        <draw:frame draw:style-name="gr5" draw:text-style-name="P9" draw:layer="layout" svg:width="3.556cm" svg:height="1.139cm" svg:x="5.607cm" svg:y="15.628cm">
          <draw:text-box>
            <text:p><text:span text:style-name="T11">permissions::group</text:span></text:p>
          </draw:text-box>
        </draw:frame>
        <draw:frame draw:style-name="gr5" draw:text-style-name="P10" draw:layer="layout" svg:width="4.818cm" svg:height="1.139cm" svg:x="13.762cm" svg:y="11.541cm">
          <draw:text-box>
            <text:p><text:span text:style-name="T12">permissions::direct::group</text:span></text:p>
          </draw:text-box>
        </draw:frame>
        <draw:frame draw:style-name="gr5" draw:text-style-name="P8" draw:layer="layout" svg:width="4.583cm" svg:height="1.139cm" svg:x="10.26cm" svg:y="8.493cm">
          <draw:text-box>
            <text:p><text:span text:style-name="T9">permissions::direct::</text:span><text:span text:style-name="T10">action</text:span></text:p>
          </draw:text-box>
        </draw:frame>
        <draw:frame draw:style-name="gr5" draw:text-style-name="P8" draw:layer="layout" svg:width="3.556cm" svg:height="1.139cm" svg:x="2.524cm" svg:y="9.509cm">
          <draw:text-box>
            <text:p><text:span text:style-name="T9">permissions::</text:span><text:span text:style-name="T10">action</text:span></text:p>
          </draw:text-box>
        </draw:frame>
        <draw:frame draw:style-name="gr22" draw:text-style-name="P10" draw:layer="layout" svg:width="11.43cm" svg:height="1.139cm" svg:x="4.048cm" svg:y="4.941cm">
          <draw:text-box>
            <text:p><text:span text:style-name="T12">permissions::direct::group</text:span></text:p>
            <text:p><text:span text:style-name="T12">permissions::direct::group::returning_registered_user</text:span></text:p>
          </draw:text-box>
        </draw:frame>
        <draw:frame draw:style-name="gr5" draw:text-style-name="P11" draw:layer="layout" svg:width="2.794cm" svg:height="1.139cm" svg:x="13.808cm" svg:y="15.628cm">
          <draw:text-box>
            <text:p><text:span text:style-name="T13">content::type</text:span></text:p>
          </draw:text-box>
        </draw:frame>
        <draw:frame draw:style-name="gr21" draw:text-style-name="P7" draw:layer="layout" svg:width="4.318cm" svg:height="1.251cm" svg:x="1.762cm" svg:y="1.273cm">
          <draw:text-box>
            <text:p text:style-name="P1"><text:span text:style-name="T7">Always add self</text:span></text:p>
          </draw:text-box>
        </draw:frame>
        <draw:frame draw:style-name="gr23" draw:text-style-name="P12" draw:layer="layout" svg:width="19.59cm" svg:height="7.421cm" svg:x="1cm" svg:y="19.596cm">
          <draw:text-box>
            <text:p text:style-name="P12"><text:span text:style-name="T1">Groups represent lists of rights. By default, a system group is selected for users. In your plug-in, you may create additional groups that make sense in your realm.</text:span></text:p>
            <text:p text:style-name="P12"><text:span text:style-name="T1"/></text:p>
            <text:p text:style-name="P12"><text:span text:style-name="T1">There are system groups defined for each type of user. Users are viewed as one of the following and each one of these is assigned a different group, although all the permissions offered by a previous group are available to the users in the following group (i.e. returning visitors have all the permissions of a visitor and a spammer on top of their own permissions):</text:span></text:p>
            <text:p text:style-name="P12"><text:span text:style-name="T1"/></text:p>
            <text:list text:style-name="L1">
              <text:list-item>
                <text:p text:style-name="P12"><text:span text:style-name="T1">Spammers</text:span></text:p>
              </text:list-item>
              <text:list-item>
                <text:p text:style-name="P12"><text:span text:style-name="T1">Visitors</text:span></text:p>
              </text:list-item>
              <text:list-item>
                <text:p text:style-name="P12"><text:span text:style-name="T1">Returning Visitors (a user who still has a cookie from us)</text:span></text:p>
              </text:list-item>
              <text:list-item>
                <text:p text:style-name="P12"><text:span text:style-name="T1">Returning Registered User (a user who still has a cookie linked to a registered user)</text:span></text:p>
              </text:list-item>
              <text:list-item>
                <text:p text:style-name="P12"><text:span text:style-name="T1">Registered User</text:span></text:p>
              </text:list-item>
            </text:list>
            <text:p text:style-name="P12"><text:span text:style-name="T1"/></text:p>
            <text:p text:style-name="P12"><text:span text:style-name="T1">In most cases, Visitors is used, although it can vary greatly depending on the type of website.</text:span></text:p>
          </draw:text-box>
        </draw:frame>
        <draw:frame draw:style-name="gr24" draw:text-style-name="P14" draw:layer="layout" svg:width="11.462cm" svg:height="1.774cm" svg:x="9.128cm" svg:y="1cm">
          <draw:text-box>
            <text:p text:style-name="P13"><text:span text:style-name="T14">The Search for Rights from the User and from the Page being accessed</text:span></text:p>
          </draw:text-box>
        </draw:frame>
      </draw:page>
      <draw:page draw:name="page3" draw:style-name="dp1" draw:master-page-name="Default">
        <draw:frame draw:style-name="gr25" draw:text-style-name="P12" draw:layer="layout" svg:width="19.59cm" svg:height="2.155cm" svg:x="1cm" svg:y="1cm">
          <draw:text-box>
            <text:p><text:span text:style-name="T1">The current implementation makes use of 5 parts, each of which as sub-parts as defined below. Two of these parts are the current user (including the anonymous user, or visitor, or worst, spammer) and the page being viewed.</text:span></text:p>
          </draw:text-box>
        </draw:frame>
        <draw:custom-shape draw:style-name="gr7" draw:text-style-name="P1" xml:id="id8" draw:id="id8" draw:layer="layout" svg:width="3.048cm" svg:height="1.905cm" svg:x="2.016cm" svg:y="4.81cm">
          <text:p text:style-name="P1"><text:span text:style-name="T15">User</text:span></text:p>
          <text:p text:style-name="P1"><text:span text:style-name="T1">/user/1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cm -0.387cm" svg:x1="5.064cm" svg:y1="5.762cm" svg:x2="3.54cm" svg:y2="4.81cm" draw:start-shape="id8" draw:start-glue-point="1" draw:end-shape="id8" draw:end-glue-point="0" svg:d="M5064 5762h501v-1841h-2025v889" svg:viewBox="0 0 2026 1842">
          <text:p/>
        </draw:connector>
        <draw:frame draw:style-name="gr26" draw:text-style-name="P8" draw:layer="layout" svg:width="9.525cm" svg:height="1.445cm" svg:x="5.572cm" svg:y="3.111cm">
          <draw:text-box>
            <text:p><text:span text:style-name="T9">Users are linked to themselves which gives the system a way to give a specific permission just and only to that one user.</text:span></text:p>
          </draw:text-box>
        </draw:frame>
        <draw:custom-shape draw:style-name="gr7" draw:text-style-name="P1" xml:id="id16" draw:id="id16" draw:layer="layout" svg:width="4.318cm" svg:height="1.905cm" svg:x="6.08cm" svg:y="19.029cm">
          <text:p text:style-name="P1"><text:span text:style-name="T15">Page</text:span></text:p>
          <text:p text:style-name="P1"><text:span text:style-name="T1">/journal/2014102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7.366cm" svg:height="1.905cm" svg:x="6.747cm" svg:y="12.509cm">
          <text:p text:style-name="P1"><text:span text:style-name="T15">Content Rights</text:span></text:p>
          <text:p text:style-name="P1"><text:span text:style-name="T1">/types/permissions/rights/view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5.686cm" svg:y1="19.034cm" svg:x2="14.113cm" svg:y2="13.461cm" draw:start-shape="id9" draw:end-shape="id10" draw:end-glue-point="1" svg:d="M15686 19034v-5573h-1573" svg:viewBox="0 0 1574 5574">
          <text:p/>
        </draw:connector>
        <draw:custom-shape draw:style-name="gr7" draw:text-style-name="P1" xml:id="id11" draw:id="id11" draw:layer="layout" svg:width="7.366cm" svg:height="1.905cm" svg:x="6.747cm" svg:y="15.43cm">
          <text:p text:style-name="P1"><text:span text:style-name="T15">Content Rights</text:span></text:p>
          <text:p text:style-name="P1"><text:span text:style-name="T1">/types/permissions/rights/edit</text:span><text:span text:style-name="T1"><text:line-break/></text:span><text:span text:style-name="T1">/types/permissions/rights/administe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5.686cm" svg:y1="19.034cm" svg:x2="14.113cm" svg:y2="16.382cm" draw:start-shape="id9" draw:start-glue-point="0" draw:end-shape="id11" draw:end-glue-point="1" svg:d="M15686 19034v-2652h-1573" svg:viewBox="0 0 1574 2653">
          <text:p/>
        </draw:connector>
        <draw:frame draw:style-name="gr26" draw:text-style-name="P12" draw:layer="layout" svg:width="2.54cm" svg:height="1.207cm" svg:x="15.732cm" svg:y="16.557cm">
          <draw:text-box>
            <text:p><text:span text:style-name="T1">Content Rights</text:span></text:p>
          </draw:text-box>
        </draw:frame>
        <draw:custom-shape draw:style-name="gr7" draw:text-style-name="P1" xml:id="id12" draw:id="id12" draw:layer="layout" svg:width="7.366cm" svg:height="1.905cm" svg:x="6.62cm" svg:y="22.077cm">
          <text:p text:style-name="P1"><text:span text:style-name="T15">Filter Rights</text:span></text:p>
          <text:p text:style-name="P1"><text:span text:style-name="T1">/types/permissions/rights/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7.366cm" svg:height="1.905cm" svg:x="6.62cm" svg:y="24.998cm">
          <text:p text:style-name="P1"><text:span text:style-name="T15">Filter Rights</text:span></text:p>
          <text:p text:style-name="P1"><text:span text:style-name="T1">/types/permissions/rights/edit</text:span><text:span text:style-name="T1"><text:line-break/></text:span><text:span text:style-name="T1">/types/permissions/rights/administe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5.686cm" svg:y1="20.939cm" svg:x2="13.986cm" svg:y2="23.029cm" draw:start-shape="id9" draw:start-glue-point="2" draw:end-shape="id12" draw:end-glue-point="1" svg:d="M15686 20939v2090h-1700" svg:viewBox="0 0 1701 2091">
          <text:p/>
        </draw:connector>
        <draw:connector draw:style-name="gr16" draw:text-style-name="P1" draw:layer="layout" svg:x1="15.686cm" svg:y1="20.939cm" svg:x2="13.986cm" svg:y2="25.95cm" draw:start-shape="id9" draw:start-glue-point="2" draw:end-shape="id13" draw:end-glue-point="1" svg:d="M15686 20939v5011h-1700" svg:viewBox="0 0 1701 5012">
          <text:p/>
        </draw:connector>
        <draw:frame draw:style-name="gr27" draw:text-style-name="P12" draw:layer="layout" svg:width="2.064cm" svg:height="1.52cm" svg:x="15.7cm" svg:y="23.229cm">
          <draw:text-box>
            <text:p><text:span text:style-name="T1">Filter Rights</text:span></text:p>
          </draw:text-box>
        </draw:frame>
        <draw:frame draw:style-name="gr28" draw:text-style-name="P8" draw:layer="layout" svg:width="7.747cm" svg:height="1.047cm" svg:x="7.001cm" svg:y="23.951cm">
          <draw:text-box>
            <text:p><text:span text:style-name="T9">Note: Content and Filter may both make use of the exact same rights.</text:span></text:p>
          </draw:text-box>
        </draw:frame>
        <draw:custom-shape draw:style-name="gr7" draw:text-style-name="P1" xml:id="id14" draw:id="id14" draw:layer="layout" svg:width="9.017cm" svg:height="1.905cm" svg:x="1.3cm" svg:y="8.493cm">
          <text:p text:style-name="P1"><text:span text:style-name="T15">User Group (Recursive)</text:span></text:p>
          <text:p text:style-name="P1"><text:span text:style-name="T1">/types/permissions/groups/root/administra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3.54cm" svg:y1="6.715cm" svg:x2="5.808cm" svg:y2="8.493cm" draw:start-shape="id8" draw:start-glue-point="2" draw:end-shape="id14" svg:d="M3540 6715v888h2268v890" svg:viewBox="0 0 2269 1779">
          <text:p/>
        </draw:connector>
        <draw:connector draw:style-name="gr16" draw:text-style-name="P1" draw:layer="layout" svg:x1="5.808cm" svg:y1="10.398cm" svg:x2="6.747cm" svg:y2="13.461cm" draw:start-shape="id14" draw:start-glue-point="2" draw:end-shape="id10" draw:end-glue-point="3" svg:d="M5808 10398v3063h939" svg:viewBox="0 0 940 3064">
          <text:p/>
        </draw:connector>
        <draw:connector draw:style-name="gr16" draw:text-style-name="P1" draw:layer="layout" svg:x1="5.808cm" svg:y1="10.398cm" svg:x2="6.747cm" svg:y2="16.382cm" draw:start-shape="id14" draw:start-glue-point="2" draw:end-shape="id11" draw:end-glue-point="3" svg:d="M5808 10398v5984h939" svg:viewBox="0 0 940 5985">
          <text:p/>
        </draw:connector>
        <draw:connector draw:style-name="gr16" draw:text-style-name="P1" draw:layer="layout" svg:x1="5.808cm" svg:y1="10.398cm" svg:x2="6.62cm" svg:y2="23.029cm" draw:start-shape="id14" draw:start-glue-point="2" draw:end-shape="id12" draw:end-glue-point="3" svg:d="M5808 10398v12631h812" svg:viewBox="0 0 813 12632">
          <text:p/>
        </draw:connector>
        <draw:custom-shape draw:style-name="gr7" draw:text-style-name="P1" xml:id="id15" draw:id="id15" draw:layer="layout" svg:width="7.874cm" svg:height="1.905cm" svg:x="10.652cm" svg:y="4.81cm">
          <text:p text:style-name="P15"><text:span text:style-name="T15">Action</text:span></text:p>
          <text:p text:style-name="P1"><text:span text:style-name="T1">/types/permissions/action/view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589cm" svg:y1="6.715cm" svg:x2="5.808cm" svg:y2="8.493cm" draw:start-shape="id15" draw:start-glue-point="2" draw:end-shape="id14" svg:d="M14589 6715v888h-8781v890" svg:viewBox="0 0 8782 1779">
          <text:p/>
        </draw:connector>
        <draw:custom-shape draw:style-name="gr7" draw:text-style-name="P1" xml:id="id9" draw:id="id9" draw:layer="layout" svg:width="8.728cm" svg:height="1.905cm" svg:x="11.322cm" svg:y="19.034cm">
          <text:p text:style-name="P1"><text:span text:style-name="T15">Page</text:span></text:p>
          <text:p text:style-name="P1"><text:span text:style-name="T1">/types/taxonomy/content-types/page/private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398cm" svg:y1="19.981cm" svg:x2="11.322cm" svg:y2="19.986cm" draw:start-shape="id16" draw:start-glue-point="1" draw:end-shape="id9" draw:end-glue-point="3" svg:d="M10398 19981h462v5h462" svg:viewBox="0 0 925 6">
          <text:p/>
        </draw:connector>
        <draw:connector draw:style-name="gr16" draw:text-style-name="P1" draw:layer="layout" draw:line-skew="0.302cm" svg:x1="8.239cm" svg:y1="19.029cm" svg:x2="10.43cm" svg:y2="17.335cm" draw:start-shape="id16" draw:start-glue-point="0" draw:end-shape="id11" draw:end-glue-point="2" svg:d="M8239 19029v-546h2191v-1148" svg:viewBox="0 0 2192 1695">
          <text:p/>
        </draw:connector>
        <draw:connector draw:style-name="gr16" draw:text-style-name="P1" draw:layer="layout" draw:line-skew="-0.515cm" svg:x1="2.016cm" svg:y1="5.762cm" svg:x2="6.747cm" svg:y2="13.461cm" draw:start-shape="id8" draw:start-glue-point="3" draw:end-shape="id10" draw:end-glue-point="3" svg:d="M2016 5762h-1016v7699h5747" svg:viewBox="0 0 5748 7700">
          <text:p/>
        </draw:connector>
        <draw:custom-shape draw:style-name="gr7" draw:text-style-name="P1" xml:id="id17" draw:id="id17" draw:layer="layout" svg:width="8.128cm" svg:height="1.905cm" svg:x="11.414cm" svg:y="8.493cm">
          <text:p text:style-name="P1"><text:span text:style-name="T15">Page Group (Recursive)</text:span></text:p>
          <text:p text:style-name="P1"><text:span text:style-name="T1">/types/permissions/groups/page/special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039cm" svg:x1="20.05cm" svg:y1="19.986cm" svg:x2="19.542cm" svg:y2="9.445cm" draw:start-shape="id9" draw:start-glue-point="1" draw:end-shape="id17" draw:end-glue-point="1" svg:d="M20050 19986h540v-10541h-1048" svg:viewBox="0 0 1049 10542">
          <text:p/>
        </draw:connector>
        <draw:connector draw:style-name="gr16" draw:text-style-name="P1" draw:layer="layout" svg:x1="15.478cm" svg:y1="10.398cm" svg:x2="10.43cm" svg:y2="12.509cm" draw:start-shape="id17" draw:start-glue-point="2" draw:end-shape="id10" draw:end-glue-point="0" svg:d="M15478 10398v1055h-5048v1056" svg:viewBox="0 0 5049 2112">
          <text:p/>
        </draw:connector>
        <draw:custom-shape draw:style-name="gr7" draw:text-style-name="P1" xml:id="id18" draw:id="id18" draw:layer="layout" svg:width="4.318cm" svg:height="1.905cm" svg:x="16.24cm" svg:y="25.003cm">
          <text:p text:style-name="P1"><text:span text:style-name="T15">User Self</text:span></text:p>
          <text:p text:style-name="P1"><text:span text:style-name="T1">/user/1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0.05cm" svg:y1="19.986cm" svg:x2="18.399cm" svg:y2="25.003cm" draw:start-shape="id9" draw:start-glue-point="1" draw:end-shape="id18" draw:end-glue-point="0" svg:d="M20050 19986h501v2984h-2152v2033" svg:viewBox="0 0 2153 5018">
          <text:p/>
        </draw:connector>
        <draw:frame draw:style-name="gr27" draw:text-style-name="P12" draw:layer="layout" svg:width="2.064cm" svg:height="1.52cm" svg:x="18.526cm" svg:y="21.705cm">
          <draw:text-box>
            <text:p><text:span text:style-name="T1">User 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3-12-09T21:28:40</meta:creation-date>
    <dc:date>2014-10-24T21:32:51.398474068</dc:date>
    <dc:creator>Alexis Wilke</dc:creator>
    <meta:editing-duration>PT7H47M52S</meta:editing-duration>
    <meta:editing-cycles>22</meta:editing-cycles>
    <meta:generator>LibreOffice/4.2.6.3$Linux_X86_64 LibreOffice_project/420m0$Build-3</meta:generator>
    <meta:document-statistic meta:object-count="98"/>
  </office:meta>
</office:document-meta>
</file>